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5E0000005EE38FF1A0FC2F67B7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96mm"/>
    </style:style>
    <style:style style:name="co5" style:family="table-column">
      <style:table-column-properties fo:break-before="auto" style:column-width="30.06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20:03:20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20:03:43.044000000</dc:date>
    <meta:print-date>2006-09-05T16:08:04</meta:print-date>
    <meta:editing-duration>PT20M47S</meta:editing-duration>
    <meta:editing-cycles>19</meta:editing-cycles>
    <meta:generator>LibreOfficeDev/5.4.0.0.alpha0$Windows_x86 LibreOffice_project/a17fa23bcbf3d842430ef8ade40aca5dc57a6b9e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6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dash" draw:stroke-dash="_32__20_Dots_20_1_20_Dash" svg:stroke-width="0.11cm" svg:stroke-color="#7fff00" draw:fill="solid" draw:fill-color="#d22b2b" draw:fill-gradient-name="Tango_20_Blue" draw:gradient-step-count="0" draw:fill-image-name="Sky" draw:fill-image-width="3.316cm" draw:fill-image-height="3.316cm" style:repeat="stretch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title svg:x="7.301cm" svg:y="0.315cm" chart:style-name="ch2">
          <text:p>Annaul Revenue</text:p>
        </chart:title>
        <chart:legend svg:x="13.879cm" svg:y="3.295cm" style:legend-expansion="custom" chartooo:width="3.304cm" chartooo:height="1.88cm" style:legend-expansion-aspect-ratio="1.75744680851064" chart:style-name="ch3"/>
        <chart:plot-area chart:style-name="ch4" table:cell-range-address="Mo_példa_06_a.D10:Mo_példa_06_a.H14" chart:data-source-has-labels="both" svg:x="3.959cm" svg:y="1.242cm" svg:width="9.708cm" svg:height="6.716cm">
          <chartooo:coordinate-region svg:x="6.327cm" svg:y="1.415cm" svg:width="6.611cm" svg:height="5.949cm"/>
          <chart:axis chart:dimension="x" chart:name="primary-x" chart:style-name="ch5" chartooo:axis-type="auto">
            <chartooo:date-scale/>
            <chart:title svg:x="8.213cm" svg:y="8.138cm" chart:style-name="ch6">
              <text:p>Quarter</text:p>
            </chart:title>
            <chart:categories table:cell-range-address="Mo_példa_06_a.E10:Mo_példa_06_a.H10"/>
          </chart:axis>
          <chart:axis chart:dimension="y" chart:name="primary-y" chart:style-name="ch7">
            <chart:title svg:x="3.092cm" svg:y="5.464cm" chart:style-name="ch8">
              <text:p>Income (Ft)</text:p>
            </chart:title>
            <chart:grid chart:style-name="ch9" chart:class="major"/>
          </chart:axis>
          <chart:series chart:style-name="ch10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a17fa23bcbf3d842430ef8ade40aca5dc57a6b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fill-image draw:name="Sky" xlink:href="Pictures/100000000000005E0000005EE38FF1A0FC2F67B7.png" xlink:type="simple" xlink:show="embed" xlink:actuate="onLoad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</office:styles>
</office:document-styles>
</file>